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06C12D1F1F4C68772C9.png" manifest:media-type="image/png"/>
  <manifest:file-entry manifest:full-path="Pictures/10000201000003E7000004562DE4A0638C84AF47.png" manifest:media-type="image/png"/>
  <manifest:file-entry manifest:full-path="Pictures/1000020100000190000001909DDC153EF2028F45.png" manifest:media-type="image/png"/>
  <manifest:file-entry manifest:full-path="Pictures/1000020100000320000000DC6674FD7335B533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n Jyuu Gothic Heavy" svg:font-family="'Gen Jyuu Gothic Heavy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1.374cm" fo:min-width="3.156cm" fo:padding-top="0.23cm" fo:padding-bottom="0.23cm" fo:padding-left="0.355cm" fo:padding-right="0.355cm"/>
    </style:style>
    <style:style style:name="gr2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4.354cm" fo:min-width="9.692cm" fo:padding-top="0.23cm" fo:padding-bottom="0.23cm" fo:padding-left="0.355cm" fo:padding-right="0.35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12cm" svg:stroke-color="#000000" draw:marker-start-width="0.517cm" draw:marker-end-width="0.517cm" draw:fill="none" draw:fill-color="#ffffff" draw:textarea-horizontal-align="justify" draw:textarea-vertical-align="middle" draw:auto-grow-height="false" fo:min-height="1.832cm" fo:min-width="10.218cm" fo:padding-top="0.23cm" fo:padding-bottom="0.23cm" fo:padding-left="0.355cm" fo:padding-right="0.355cm"/>
    </style:style>
    <style:style style:name="gr5" style:family="graphic" style:parent-style-name="standard">
      <style:graphic-properties svg:stroke-width="0.212cm" svg:stroke-color="#000000" draw:marker-start-width="0.517cm" draw:marker-end-width="0.517cm" draw:fill="none" draw:fill-color="#ffffff" draw:textarea-horizontal-align="justify" draw:textarea-vertical-align="middle" draw:auto-grow-height="false" fo:min-height="4.354cm" fo:min-width="4.104cm" fo:padding-top="0.23cm" fo:padding-bottom="0.23cm" fo:padding-left="0.355cm" fo:padding-right="0.355cm"/>
    </style:style>
    <style:style style:name="gr6" style:family="graphic" style:parent-style-name="standard">
      <style:graphic-properties svg:stroke-width="0.212cm" svg:stroke-color="#000000" draw:marker-start="Arrow" draw:marker-start-width="0.618cm" draw:marker-end="Arrow" draw:marker-end-width="0.618cm" draw:fill-color="#000000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1.374cm" fo:min-width="4.148cm" fo:padding-top="0.23cm" fo:padding-bottom="0.23cm" fo:padding-left="0.355cm" fo:padding-right="0.35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Gen Jyuu Gothic Heavy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Gen Jyuu Gothic Heavy" fo:font-weight="bold" style:font-weight-asian="bold" style:font-weight-complex="bold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dddddd"/>
      <style:paragraph-properties fo:text-align="center"/>
      <style:text-properties style:font-name="Gen Jyuu Gothic Heavy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ffffff"/>
    </style:style>
    <style:style style:name="T1" style:family="text">
      <style:text-properties style:font-name="Gen Jyuu Gothic Heavy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4.064cm" svg:height="2.032cm" svg:x="1.27cm" svg:y="10.036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922cm" svg:height="5.334cm" svg:x="7.536cm" svg:y="3.458cm"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729cm" svg:height="1.85cm" svg:x="8.173cm" svg:y="6.48cm">
          <draw:image xlink:href="Pictures/1000020100000320000000DC6674FD7335B5335F.png" xlink:type="simple" xlink:show="embed" xlink:actuate="onLoad">
            <text:p/>
          </draw:image>
        </draw:frame>
        <draw:frame draw:style-name="gr3" draw:text-style-name="P3" draw:layer="layout" svg:width="4.47cm" svg:height="4.966cm" svg:x="22.282cm" svg:y="3.712cm">
          <draw:image xlink:href="Pictures/10000201000003E7000004562DE4A0638C84AF47.png" xlink:type="simple" xlink:show="embed" xlink:actuate="onLoad">
            <text:p/>
          </draw:image>
        </draw:frame>
        <draw:frame draw:style-name="gr3" draw:text-style-name="P3" draw:layer="layout" svg:width="1.946cm" svg:height="1.946cm" svg:x="15.664cm" svg:y="6.48cm">
          <draw:image xlink:href="Pictures/1000020100000190000001909DDC153EF2028F45.png" xlink:type="simple" xlink:show="embed" xlink:actuate="onLoad">
            <text:p/>
          </draw:image>
        </draw:frame>
        <draw:frame draw:style-name="gr3" draw:text-style-name="P3" draw:layer="layout" svg:width="10.326cm" svg:height="2.323cm" svg:x="7.87cm" svg:y="14.532cm">
          <draw:image xlink:href="Pictures/10000201000001E00000006C12D1F1F4C68772C9.png" xlink:type="simple" xlink:show="embed" xlink:actuate="onLoad">
            <text:p/>
          </draw:image>
        </draw:frame>
        <draw:custom-shape draw:style-name="gr4" draw:text-style-name="P4" draw:layer="layout" svg:width="11.176cm" svg:height="2.54cm" svg:x="7.528cm" svg:y="14.532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.334cm" svg:height="5.334cm" svg:x="21.82cm" svg:y="3.4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4.064cm" svg:y1="9.398cm" svg:x2="7.112cm" svg:y2="6.604cm">
          <text:p/>
        </draw:line>
        <draw:line draw:style-name="gr6" draw:text-style-name="P5" draw:layer="layout" svg:x1="4.064cm" svg:y1="12.954cm" svg:x2="6.858cm" svg:y2="15.494cm">
          <text:p/>
        </draw:line>
        <draw:line draw:style-name="gr6" draw:text-style-name="P5" draw:layer="layout" svg:x1="18.772cm" svg:y1="6.096cm" svg:x2="21.336cm" svg:y2="6.096cm">
          <text:p/>
        </draw:line>
        <draw:custom-shape draw:style-name="gr7" draw:text-style-name="P6" draw:layer="layout" svg:width="5.056cm" svg:height="2.032cm" svg:x="8.138cm" svg:y="4.064cm">
          <text:p text:style-name="P1"><text:span text:style-name="T1">life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n Jyuu Gothic Heavy" svg:font-family="'Gen Jyuu Gothic Heavy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oshimasa Tanabe</meta:initial-creator>
    <meta:creation-date>2016-11-30T19:56:34.564284048</meta:creation-date>
    <dc:date>2016-11-30T20:25:59.310729802</dc:date>
    <dc:creator>Yoshimasa Tanabe</dc:creator>
    <meta:editing-duration>PT13M47S</meta:editing-duration>
    <meta:editing-cycles>5</meta:editing-cycles>
    <meta:generator>LibreOffice/5.0.6.2$Linux_X86_64 LibreOffice_project/00$Build-2</meta:generator>
    <meta:document-statistic meta:object-count="35"/>
  </office:meta>
</office:document-meta>
</file>